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6">
      <style:paragraph-properties fo:margin-top="0cm" fo:margin-bottom="0cm"/>
    </style:style>
    <style:style style:name="P11" style:family="paragraph" style:parent-style-name="Text_20_body" style:list-style-name="L6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Text_20_body" style:list-style-name="L7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Text_20_body" style:list-style-name="L7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P19" style:family="paragraph" style:parent-style-name="Text_20_body" style:list-style-name="L7">
      <style:paragraph-properties fo:margin-top="0cm" fo:margin-bottom="0cm"/>
    </style:style>
    <style:style style:name="P20" style:family="paragraph" style:parent-style-name="Text_20_body" style:list-style-name="L7">
      <style:paragraph-properties fo:margin-top="0cm" fo:margin-bottom="0cm"/>
    </style:style>
    <style:style style:name="P21" style:family="paragraph" style:parent-style-name="Text_20_body" style:list-style-name="L7">
      <style:paragraph-properties fo:margin-top="0cm" fo:margin-bottom="0cm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 style:list-style-name="L7">
      <style:paragraph-properties fo:margin-top="0cm" fo:margin-bottom="0cm"/>
    </style:style>
    <style:style style:name="P24" style:family="paragraph" style:parent-style-name="Text_20_body" style:list-style-name="L7">
      <style:paragraph-properties fo:margin-top="0cm" fo:margin-bottom="0cm"/>
    </style:style>
    <style:style style:name="P25" style:family="paragraph" style:parent-style-name="Text_20_body" style:list-style-name="L8">
      <style:paragraph-properties fo:margin-top="0cm" fo:margin-bottom="0cm"/>
    </style:style>
    <style:style style:name="P26" style:family="paragraph" style:parent-style-name="Text_20_body" style:list-style-name="L8">
      <style:paragraph-properties fo:margin-top="0cm" fo:margin-bottom="0cm"/>
    </style:style>
    <style:style style:name="P27" style:family="paragraph" style:parent-style-name="Text_20_body" style:list-style-name="L8">
      <style:paragraph-properties fo:margin-top="0cm" fo:margin-bottom="0cm"/>
    </style:style>
    <style:style style:name="P28" style:family="paragraph" style:parent-style-name="Text_20_body" style:list-style-name="L8">
      <style:paragraph-properties fo:margin-top="0cm" fo:margin-bottom="0cm"/>
    </style:style>
    <style:style style:name="P29" style:family="paragraph" style:parent-style-name="Text_20_body" style:list-style-name="L8">
      <style:paragraph-properties fo:margin-top="0cm" fo:margin-bottom="0cm"/>
    </style:style>
    <style:style style:name="P30" style:family="paragraph" style:parent-style-name="Text_20_body" style:list-style-name="L8">
      <style:paragraph-properties fo:margin-top="0cm" fo:margin-bottom="0cm"/>
    </style:style>
    <style:style style:name="P31" style:family="paragraph" style:parent-style-name="Text_20_body" style:list-style-name="L8">
      <style:paragraph-properties fo:margin-top="0cm" fo:margin-bottom="0cm"/>
    </style:style>
    <style:style style:name="P32" style:family="paragraph" style:parent-style-name="Text_20_body" style:list-style-name="L9">
      <style:paragraph-properties fo:margin-top="0cm" fo:margin-bottom="0cm"/>
    </style:style>
    <style:style style:name="P33" style:family="paragraph" style:parent-style-name="Text_20_body" style:list-style-name="L9">
      <style:paragraph-properties fo:margin-top="0cm" fo:margin-bottom="0cm"/>
    </style:style>
    <style:style style:name="P34" style:family="paragraph" style:parent-style-name="Text_20_body" style:list-style-name="L9">
      <style:paragraph-properties fo:margin-top="0cm" fo:margin-bottom="0cm"/>
    </style:style>
    <style:style style:name="P35" style:family="paragraph" style:parent-style-name="Heading_20_3">
      <style:paragraph-properties fo:text-align="center" style:justify-single-word="false"/>
    </style:style>
    <style:style style:name="P36" style:family="paragraph" style:parent-style-name="Heading_20_3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 text:is-list-header="true">Schedule 25.11.08</text:h>
      <text:h text:style-name="P36" text:outline-level="3" text:is-list-header="true"/>
      <text:h text:style-name="P36" text:outline-level="3" text:is-list-header="true"><text:bookmark text:name="tocAufgabenseite1"/>Michael:</text:h>
      <text:list text:style-name="L6">
        <text:list-item>
          <text:p text:style-name="P10">Doku auf Webspace laden </text:p>
        </text:list-item>
        <text:list-item>
          <text:p text:style-name="P10">Daten in XML verschieben (aus objectfactory) [10%] </text:p>
        </text:list-item>
        <text:list-item>
          <text:p text:style-name="P10">make run für congfigure script </text:p>
        </text:list-item>
        <text:list-item>
          <text:p text:style-name="P10">Exp-Balken unter HP-Anzeige </text:p>
        </text:list-item>
        <text:list-item>
          <text:p text:style-name="P10">CEGUI </text:p>
        </text:list-item>
        <text:list-item>
          <text:p text:style-name="P6">sumWars.exe nicht mehr in src-Ordner </text:p>
        </text:list-item>
      </text:list>
      <text:p text:style-name="Text_20_body"/>
      <text:h text:style-name="Heading_20_3" text:outline-level="3" text:is-list-header="true"><text:bookmark text:name="tocAufgabenseite2"/>Hans:</text:h>
      <text:p text:style-name="Text_20_body"/>
      <text:list text:style-name="L7">
        <text:list-item>
          <text:p text:style-name="P14">neue exe für Windows </text:p>
        </text:list-item>
        <text:list-item>
          <text:p text:style-name="P14">bei Druck auf Alt Einblenden der Itemnamen [50%] </text:p>
        </text:list-item>
        <text:list-item>
          <text:p text:style-name="P14">bei Alt vernünftiges Anordnen der Namen </text:p>
        </text:list-item>
        <text:list-item>
          <text:p text:style-name="P14">bei Alt ausblenden der Namen von nicht sichtbaren Items </text:p>
        </text:list-item>
        <text:list-item>
          <text:p text:style-name="P14">Chatzeile: Wenn offen + Enter: schließen </text:p>
        </text:list-item>
        <text:list-item>
          <text:p text:style-name="P14">Tabulator: Chatfenster auf/zu </text:p>
        </text:list-item>
        <text:list-item>
          <text:p text:style-name="P14">Tastenwiederholung für Chatfenster? </text:p>
        </text:list-item>
        <text:list-item>
          <text:p text:style-name="P14">Namen des Senders in [] mit anzeigen </text:p>
        </text:list-item>
        <text:list-item>
          <text:p text:style-name="P14">Chatnachrichten auch bei deaktiviertem Chatfenster anzeigen </text:p>
        </text:list-item>
        <text:list-item>
          <text:p text:style-name="P14">Event System </text:p>
        </text:list-item>
        <text:list-item>
          <text:p text:style-name="P14">Referenzen auf Areas </text:p>
        </text:list-item>
        <text:list-item>
          <text:p text:style-name="P14">Charakterklassen direkt ansprechbar </text:p>
        </text:list-item>
        <text:list-item>
          <text:p text:style-name="P7">Soundlib </text:p>
        </text:list-item>
      </text:list>
      <text:h text:style-name="Heading_20_3" text:outline-level="3" text:is-list-header="true"><text:bookmark text:name="tocAufgabenseite3"/>Steffen:</text:h>
      <text:p text:style-name="Text_20_body"/>
      <text:list text:style-name="L8">
        <text:list-item>
          <text:p text:style-name="P25">*item*.xml vervollständigen (itemfactory) </text:p>
        </text:list-item>
        <text:list-item>
          <text:p text:style-name="P25">Lichterproblem </text:p>
        </text:list-item>
        <text:list-item>
          <text:p text:style-name="P25">Highlighting von Objekten (Forschung) </text:p>
        </text:list-item>
        <text:list-item>
          <text:p text:style-name="P25">Goblin: Skelett, Ani.Walk, Ani.Attack, Ani.Die </text:p>
        </text:list-item>
        <text:list-item>
          <text:p text:style-name="P25">Ogre: Transparenzkanal </text:p>
        </text:list-item>
        <text:list-item>
          <text:p text:style-name="P25">Ogre: png's umgehen </text:p>
        </text:list-item>
        <text:list-item>
          <text:p text:style-name="P25">Waffengeschwindigkeiten -500 </text:p>
        </text:list-item>
        <text:list-item>
          <text:p text:style-name="P25">Partikelsysteme von Feuerball und Feuerwelle ansehen </text:p>
        </text:list-item>
        <text:list-item>
          <text:p text:style-name="P8">Skelett exportieren </text:p>
        </text:list-item>
      </text:list>
      <text:p text:style-name="Text_20_body"/>
      <text:h text:style-name="Heading_20_3" text:outline-level="3" text:is-list-header="true"><text:bookmark text:name="tocAufgabenseite4"/>Andreas:</text:h>
      <text:list text:style-name="L9">
        <text:list-item>
          <text:p text:style-name="P32">Model: Goblin </text:p>
        </text:list-item>
        <text:list-item>
          <text:p text:style-name="P32">Model: Harpie </text:p>
        </text:list-item>
        <text:list-item>
          <text:p text:style-name="P32"><text:soft-page-break/>Model: GobDog </text:p>
        </text:list-item>
        <text:list-item>
          <text:p text:style-name="P32">1 Frisur </text:p>
        </text:list-item>
        <text:list-item>
          <text:p text:style-name="P9">[Lich fertig animieren]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22T20:08:24</meta:creation-date>
    <dc:date>2008-11-26T19:33:51</dc:date>
    <dc:language>de-DE</dc:language>
    <meta:editing-cycles>20</meta:editing-cycles>
    <meta:editing-duration>PT2H4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134" meta:character-count="1034"/>
  </office:meta>
</office:document-meta>
</file>